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 fo:break-before="page"/>
    </style:style>
    <style:style style:name="P12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3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4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18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1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54369f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officeooo:rsid="00565340" officeooo:paragraph-rsid="005719cb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Times New Roman" officeooo:rsid="005719cb" officeooo:paragraph-rsid="005719cb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54369f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" officeooo:rsid="00565340" officeooo:paragraph-rsid="00565340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officeooo:rsid="0058114d" officeooo:paragraph-rsid="0058114d" style:font-name-complex="Times New Roman1"/>
    </style:style>
    <style:style style:name="P26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officeooo:rsid="0058114d" officeooo:paragraph-rsid="0058114d" style:font-name-complex="Times New Roman1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left" style:justify-single-word="false" fo:orphans="2" fo:widows="2" fo:text-indent="0cm" style:auto-text-indent="false" fo:background-color="transparent" style:writing-mode="lr-tb"/>
      <style:text-properties style:font-name="Times New Roman" officeooo:rsid="005e1319" officeooo:paragraph-rsid="005e1319" style:font-name-complex="Times New Roman1"/>
    </style:style>
    <style:style style:name="P28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officeooo:rsid="005e1319" officeooo:paragraph-rsid="005e1319" style:font-name-complex="Times New Roman1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left" style:justify-single-word="false" fo:orphans="2" fo:widows="2" fo:text-indent="0cm" style:auto-text-indent="false" fo:background-color="transparent" style:writing-mode="lr-tb"/>
      <style:text-properties style:font-name="Times New Roman" officeooo:rsid="0065b460" officeooo:paragraph-rsid="0065b460" style:font-name-complex="Times New Roman1"/>
    </style:style>
    <style:style style:name="P30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officeooo:rsid="0065b460" officeooo:paragraph-rsid="0065b460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style:font-name="Times New Roman" officeooo:rsid="0020974e" style:font-name-complex="Times New Roman1"/>
    </style:style>
    <style:style style:name="T4" style:family="text">
      <style:text-properties style:font-name="Times New Roman" officeooo:rsid="000c7953" style:font-name-complex="Times New Roman1"/>
    </style:style>
    <style:style style:name="T5" style:family="text">
      <style:text-properties style:font-name="Times New Roman" officeooo:rsid="00261e79" style:font-name-complex="Times New Roman1"/>
    </style:style>
    <style:style style:name="T6" style:family="text">
      <style:text-properties style:font-name="Times New Roman" officeooo:rsid="0029549e" style:font-name-complex="Times New Roman1"/>
    </style:style>
    <style:style style:name="T7" style:family="text">
      <style:text-properties style:font-name="Times New Roman" officeooo:rsid="000f5bc1" style:font-name-complex="Times New Roman1"/>
    </style:style>
    <style:style style:name="T8" style:family="text">
      <style:text-properties style:font-name="Times New Roman" officeooo:rsid="002b7be5" style:font-name-complex="Times New Roman1"/>
    </style:style>
    <style:style style:name="T9" style:family="text">
      <style:text-properties style:font-name="Times New Roman" officeooo:rsid="002c174e" style:font-name-complex="Times New Roman1"/>
    </style:style>
    <style:style style:name="T10" style:family="text">
      <style:text-properties style:font-name="Times New Roman" officeooo:rsid="002ed0b4" style:font-name-complex="Times New Roman1"/>
    </style:style>
    <style:style style:name="T11" style:family="text">
      <style:text-properties style:font-name="Times New Roman" officeooo:rsid="003ca150" style:font-name-complex="Times New Roman1"/>
    </style:style>
    <style:style style:name="T12" style:family="text">
      <style:text-properties style:font-name="Times New Roman" officeooo:rsid="00376ce1" style:font-name-complex="Times New Roman1"/>
    </style:style>
    <style:style style:name="T13" style:family="text">
      <style:text-properties style:font-name="Times New Roman" officeooo:rsid="0030330c" style:font-name-complex="Times New Roman1"/>
    </style:style>
    <style:style style:name="T14" style:family="text">
      <style:text-properties style:font-name="Times New Roman" officeooo:rsid="0047222d" style:font-name-complex="Times New Roman1"/>
    </style:style>
    <style:style style:name="T15" style:family="text">
      <style:text-properties style:font-name="Times New Roman" officeooo:rsid="00490c44" style:font-name-complex="Times New Roman1"/>
    </style:style>
    <style:style style:name="T16" style:family="text">
      <style:text-properties style:font-name="Times New Roman" officeooo:rsid="004ae2cf" style:font-name-complex="Times New Roman1"/>
    </style:style>
    <style:style style:name="T17" style:family="text">
      <style:text-properties style:font-name="Times New Roman" officeooo:rsid="0041149d" style:font-name-complex="Times New Roman1"/>
    </style:style>
    <style:style style:name="T18" style:family="text">
      <style:text-properties style:font-name="Times New Roman" officeooo:rsid="00323411" style:font-name-complex="Times New Roman1"/>
    </style:style>
    <style:style style:name="T19" style:family="text">
      <style:text-properties style:font-name="Times New Roman" officeooo:rsid="004407ae" style:font-name-complex="Times New Roman1"/>
    </style:style>
    <style:style style:name="T20" style:family="text">
      <style:text-properties style:font-name="Times New Roman" officeooo:rsid="00449d5f" style:font-name-complex="Times New Roman1"/>
    </style:style>
    <style:style style:name="T21" style:family="text">
      <style:text-properties style:font-name="Times New Roman" officeooo:rsid="0044e091" style:font-name-complex="Times New Roman1"/>
    </style:style>
    <style:style style:name="T22" style:family="text">
      <style:text-properties officeooo:rsid="0010a0e6"/>
    </style:style>
    <style:style style:name="T23" style:family="text">
      <style:text-properties officeooo:rsid="0046d75b"/>
    </style:style>
    <style:style style:name="T24" style:family="text">
      <style:text-properties officeooo:rsid="00450408"/>
    </style:style>
    <style:style style:name="T25" style:family="text">
      <style:text-properties officeooo:rsid="0045c74b"/>
    </style:style>
    <style:style style:name="T26" style:family="text">
      <style:text-properties officeooo:rsid="004e66bf"/>
    </style:style>
    <style:style style:name="T27" style:family="text">
      <style:text-properties style:font-name="Times New Roman" officeooo:rsid="0054369f" style:font-name-complex="Times New Roman1"/>
    </style:style>
    <style:style style:name="T28" style:family="text">
      <style:text-properties officeooo:rsid="005e1319"/>
    </style:style>
    <style:style style:name="T29" style:family="text">
      <style:text-properties officeooo:rsid="0058114d"/>
    </style:style>
    <style:style style:name="T30" style:family="text">
      <style:text-properties officeooo:rsid="0059fcfd"/>
    </style:style>
    <style:style style:name="T31" style:family="text">
      <style:text-properties officeooo:rsid="007ae27b"/>
    </style:style>
    <style:style style:name="T32" style:family="text">
      <style:text-properties officeooo:rsid="005c6c68"/>
    </style:style>
    <style:style style:name="T33" style:family="text">
      <style:text-properties officeooo:rsid="005ed53a"/>
    </style:style>
    <style:style style:name="T34" style:family="text">
      <style:text-properties officeooo:rsid="006083d7"/>
    </style:style>
    <style:style style:name="T35" style:family="text">
      <style:text-properties officeooo:rsid="0060da3e"/>
    </style:style>
    <style:style style:name="T36" style:family="text">
      <style:text-properties officeooo:rsid="005f35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1" loext:marker-style-name="T1"><text:span text:style-name="T1"><text:tab/>4.2. Удаление клуба из списка избранных клубов</text:span><text:span text:style-name="T1"/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на выбранную дату, длительность бронирования и кол-во симуляторов</text:span><text:span text:style-name="T1"/></text:p>
      <text:p text:style-name="P1" loext:marker-style-name="T1"><text:span text:style-name="T1"><text:tab/>5.2. Оформление и оплата бронирования на доступный слот</text:span><text:span text:style-name="T1"/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5" loext:marker-style-name="T1"><text:tab/>5.4. Просмотр подробной информации о бронировании (с контактными данными для изменения/отмены бронирования за 24 часа до начала слота)</text:p>
      <text:p text:style-name="P5" loext:marker-style-name="T1"><text:span text:style-name="T1"/></text:p>
      <text:p text:style-name="P5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3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6" loext:marker-style-name="T1"><text:span text:style-name="T1"><text:tab/>2.1. Просмотр личных данных (фамилия, имя, отчество, номер телефона, рол</text:span><text:span text:style-name="T4">ей</text:span><text:span text:style-name="T1"> в текущем клубе) </text:span><text:span text:style-name="T5">с возможностью смены текущего клуба</text:span></text:p>
      <text:p text:style-name="P7" loext:marker-style-name="T1"/>
      <text:p text:style-name="P8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9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6">имени</text:span><text:span text:style-name="T1"> клиента (</text:span><text:span text:style-name="T6">имя клиента</text:span><text:span text:style-name="T1"> - опционально)</text:span></text:p>
      <text:p text:style-name="P1" loext:marker-style-name="T1"><text:span text:style-name="T1"><text:tab/>1.</text:span><text:span text:style-name="T7">2</text:span><text:span text:style-name="T1">. Отмена бронирования</text:span></text:p>
      <text:p text:style-name="P3" loext:marker-style-name="T1"><text:span text:style-name="T1"><text:tab/>1.</text:span><text:span text:style-name="T7">3</text:span><text:span text:style-name="T1">. Оформление бронирования «на месте» на нужную дату, длительность и кол-во симуляторов на доступный слот </text:span><text:span text:style-name="T8">(случай, когда клиент пришел без заранее сделанной брони и</text:span><text:span text:style-name="T9">/или</text:span><text:span text:style-name="T8"> его нет в БД)</text:span></text:p>
      <text:p text:style-name="P11" loext:marker-style-name="T1"><text:span text:style-name="T1">——————————————————————————————————————</text:span>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9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2" loext:marker-style-name="T1"><text:span text:style-name="T1">2.1.1. Добавление «дня-исключения» в график работы в выбранном текущим клубе</text:span><text:span text:style-name="T1"/></text:p>
      <text:p text:style-name="P13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3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0">должен быть установлен до открытия клуба, </text:span><text:span text:style-name="T11">клуб</text:span><text:span text:style-name="T10"> открывает управляющий, </text:span><text:span text:style-name="T12">при выполнении всех условий</text:span><text:span text:style-name="T10">, см. п. 2.6 «Для управляющего»</text:span><text:span text:style-name="T1">)</text:span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Изменение количества симуляторов в выбранном текущим клубе</text:span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4" loext:marker-style-name="T1"><text:span text:style-name="T1"><text:tab/>2.3.1. Добавить </text:span><text:span text:style-name="T13">активную </text:span><text:span text:style-name="T1">игру в клуб (игра добавляется из справочника игр в БД, </text:span><text:span text:style-name="T14">причем</text:span><text:span text:style-name="T15"> выб</text:span><text:span text:style-name="T16">ирать можно</text:span><text:span text:style-name="T15"> только </text:span><text:span text:style-name="T16">из списка </text:span><text:span text:style-name="T15">активн</text:span><text:span text:style-name="T16">ых</text:span><text:span text:style-name="T15"> игр</text:span><text:span text:style-name="T17">)</text:span></text:p>
      <text:p text:style-name="P15" loext:marker-style-name="T1"><text:span text:style-name="T1"><text:tab/>2.3.2. Удалить игру из клуба </text:span><text:span text:style-name="T18">(можно только в случае, если эта игра не является последней </text:span><text:span text:style-name="T19">активной </text:span><text:span text:style-name="T18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Добавление цены за кол-во минут игры</text:span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6" loext:marker-style-name="T1"><text:span text:style-name="T1"><text:tab/>2.4.3. Удаление цены за кол-во минут игры </text:span><text:span text:style-name="T20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Добавление фотографии</text:span><text:span text:style-name="T1"/></text:p>
      <text:p text:style-name="P17" loext:marker-style-name="T1"><text:span text:style-name="T1"><text:tab/>2.5.2. Удаление фотографии </text:span><text:span text:style-name="T20">(можно только в случае, если эта </text:span><text:span text:style-name="T21">фотография</text:span><text:span text:style-name="T20"> не является последней в этом клубе)</text:span></text:p>
      <text:p text:style-name="P9" loext:marker-style-name="T1"><text:tab/><text:tab/>2.5.3. Переупорядочивание фотографий</text:p>
      <text:p text:style-name="P18" loext:marker-style-name="T1"><text:span text:style-name="T22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3">активной </text:span><text:span text:style-name="T22">игры) </text:span></text:p>
      <text:p text:style-name="P18" loext:marker-style-name="T1"><text:span text:style-name="T24">2.7. </text:span><text:span text:style-name="T25">Закрыть клуб (закрыть клуб можно только при отсутствии оплаченных </text:span><text:span text:style-name="T26">и/или ожидающих оплаты</text:span><text:span text:style-name="T25"> «наперед» бронирований</text:span><text:span text:style-name="T23">)</text:span></text:p>
      <text:p text:style-name="P9" loext:marker-style-name="T1"/>
      <text:p text:style-name="P1" loext:marker-style-name="T1"><text:span text:style-name="T1">3. Отчеты:</text:span><text:span text:style-name="T1"/></text:p>
      <text:p text:style-name="P1" loext:marker-style-name="T1"><text:span text:style-name="T1"><text:tab/>*Вся статистика берется за выбранный период по выбранному текущим клубу</text:span><text:span text:style-name="T1"/></text:p>
      <text:p text:style-name="P9" loext:marker-style-name="T1"/>
      <text:p text:style-name="P3" loext:marker-style-name="T1"><text:span text:style-name="T1"><text:tab/>3.1. Получение отчета «Cтатистика бронирований», который включает: общее число бронирований, процент отмен, число б</text:span><text:bookmark text:name="_GoBack"/><text:span text:style-name="T1">ронирований по дням, пиковые часы</text:span><text:span text:style-name="T1"/></text:p>
      <text:p text:style-name="P19" loext:marker-style-name="T1"><text:soft-page-break/><text:tab/>3.2. Получение отчета «Финансовая статистика», который включает: общую выручку, выручку по дням, средний чек</text:p>
      <text:p text:style-name="P20" loext:marker-style-name="T1"/>
      <text:p text:style-name="P21" loext:marker-style-name="T1">Вся описанная выше функциональность («Для клиента», «Для сотрудника», «Для администратора», «Для управляющего») должна быть реализована через графический интерфейс.</text:p>
      <text:p text:style-name="P22" loext:marker-style-name="T1"/>
      <text:p text:style-name="P22" loext:marker-style-name="T1">Функциональность, описанная ниже («Для администратора БД») не должна иметь графического интерфейса.</text:p>
      <text:p text:style-name="P20" loext:marker-style-name="T1"/>
      <text:p text:style-name="P20" loext:marker-style-name="T1">——————————————————————————————————————</text:p>
      <text:p text:style-name="P23" loext:marker-style-name="T1"><text:span text:style-name="T1">Для </text:span><text:span text:style-name="T27">администратора БД</text:span><text:span text:style-name="T1">:</text:span></text:p>
      <text:p text:style-name="P20" loext:marker-style-name="T1">——————————————————————————————————————</text:p>
      <text:p text:style-name="P24" loext:marker-style-name="T1">1. Управление <text:span text:style-name="T28">локациями</text:span>:</text:p>
      <text:p text:style-name="P24" loext:marker-style-name="T1"><text:tab/><text:span text:style-name="T29">1.1. Добавление региона</text:span></text:p>
      <text:p text:style-name="P24" loext:marker-style-name="T1"><text:tab/><text:span text:style-name="T29">1.2. Удаление региона</text:span></text:p>
      <text:p text:style-name="P24" loext:marker-style-name="T1"><text:tab/><text:span text:style-name="T30">1.3. Редактирование региона</text:span></text:p>
      <text:p text:style-name="P24" loext:marker-style-name="T1"><text:tab/><text:span text:style-name="T29">1.3. Добавление города</text:span></text:p>
      <text:p text:style-name="P24" loext:marker-style-name="T1"><text:tab/><text:span text:style-name="T29">1.4. Удаление города</text:span></text:p>
      <text:p text:style-name="P24" loext:marker-style-name="T1"><text:tab/><text:span text:style-name="T30">1.5. Редактирование города</text:span></text:p>
      <text:p text:style-name="P25" loext:marker-style-name="T1">2. Управление справочником игр:</text:p>
      <text:p text:style-name="P25" loext:marker-style-name="T1"><text:tab/>2.1. Добавление игры</text:p>
      <text:p text:style-name="P26" loext:marker-style-name="T1">2.<text:span text:style-name="T31">2</text:span>. Редактирование игры <text:span text:style-name="T32">(нельзя сделать активную игру неактивной, если она является единственной активной в любом из открытых клубов)</text:span></text:p>
      <text:p text:style-name="P27">3. <text:span text:style-name="T33">Управление клубами:</text:span></text:p>
      <text:p text:style-name="P28"><text:span text:style-name="T33">3.1. Добавление клуба (клуб изначально добавляется как закрытый, вместе с добавлением клуба добавляется также «стандартный» график работы на всю неделю, каждый день включительно с 10:00 до 22:00, </text:span><text:span text:style-name="T34">а также </text:span><text:span text:style-name="T33">происходит добавление управляющего данн</text:span><text:span text:style-name="T35">ым</text:span><text:span text:style-name="T33"> клуб</text:span><text:span text:style-name="T35">ом</text:span><text:span text:style-name="T33"> в БД, </text:span><text:span text:style-name="T36">процесс полностью повторяет логику п. 1.2. «Для управляющего» и п. 1.1. «Для сотрудника»)</text:span></text:p>
      <text:p text:style-name="P29">4. Управление ролями:<text:line-break/><text:tab/>4.1. Добавить роль</text:p>
      <text:p text:style-name="P30">4.2. Удалить роль (только в случае, если ни одного сотрудника с такой ролью еще нет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69</meta:editing-cycles>
    <meta:creation-date>2026-01-25T11:25:00</meta:creation-date>
    <dc:date>2026-03-02T14:35:31.418437059</dc:date>
    <meta:editing-duration>PT3H3M10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92" meta:word-count="801" meta:character-count="6041" meta:non-whitespace-character-count="5263"/>
    <meta:user-defined meta:name="AppVersion">16.0000</meta:user-defined>
    <meta:template xlink:type="simple" xlink:actuate="onRequest" xlink:title="Normal" xlink:href=""/>
  </office:meta>
</office:document-meta>
</file>